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6" office:value-type="string">
            <text:p>Date</text:p>
          </table:table-cell>
          <table:table-cell table:style-name="ce18" office:value-type="string">
            <text:p>Week</text:p>
          </table:table-cell>
          <table:table-cell table:style-name="ce16" office:value-type="string">
            <text:p>Day</text:p>
          </table:table-cell>
          <table:table-cell table:style-name="ce20" office:value-type="string">
            <text:p>Coursera</text:p>
          </table:table-cell>
          <table:table-cell table:style-name="ce20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7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7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7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7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7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7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7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7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7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6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5<text:span text:style-name="T3">th</text:span> - 14<text:span text:style-name="T3">th</text:span> July)</text:p>
          </table:table-cell>
          <table:table-cell table:style-name="ce15" office:value-type="string">
            <text:p>Date Completed</text:p>
          </table:table-cell>
          <table:table-cell table:style-name="ce1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script that stores all global variables used across files ('local_dir', 'source_dir', 'file_types', etc.) and modify other scrip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script to standardize names of 'mat' files in source directories, add to 'setup.cmd', run on all source dirs, and run all lines in 'setup.cmd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batch script to train an RNN with given file left out then run model predictor on that file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xperiment w/ 'left out' batch script with various left-out files (i.e. having retrained RNN w/ leaving out one file each time) and record the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single-act files trained to approximate overall NSAA score and rank best performing acts w.r.t MSE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Deliverab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results discussion of all results and experiment sets in more detail (5-6 pages, not including graphs in appendi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README for each of the source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script ecosystem discussion, including powerpoint diagram and heavily using READMEs for each source scrip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literature review covering all previously reviewed and recently reviewed paper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00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07T00:56:54.77</dc:date>
    <meta:editing-duration>P5DT1H18S</meta:editing-duration>
    <meta:editing-cycles>356</meta:editing-cycles>
    <meta:generator>OpenOffice/4.1.5$Win32 OpenOffice.org_project/415m1$Build-9789</meta:generator>
    <meta:document-statistic meta:table-count="3" meta:cell-count="657" meta:object-count="0"/>
  </office:meta>
</office:document-meta>
</file>